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text:p text:style-name="Standard">If red of blue clicked, first score sent to/added to total. Then destroy game object.</text:p>
      <text:p text:style-name="Standard">This means that you don't then click on objects more than once because it would have destroyed itself after being clicked on.</text:p>
      <text:p text:style-name="Standard"/>
      <text:p text:style-name="Standard"/>
      <text:p text:style-name="Standard">If I use on mouse down I would have to have two separate scripts for the cubes. If there are two scripts I would need to have a third master score keeper script that logs the actual scores. So maybe that script checks if a red cube or blue cube have been destroyed and increases or decreases the total score from that.</text:p>
      <text:p text:style-name="Standard"/>
      <text:p text:style-name="Standard">Maybe if tagged red cube destroyed then decreases and increases for blue cube.</text:p>
      <text:p text:style-name="Standard"/>
      <text:p text:style-name="Standard"/>
      <text:p text:style-name="Standard">Now they both count as 100 score. They add it onto the score that is printed to console.</text:p>
      <text:p text:style-name="Standard"/>
      <text:p text:style-name="Standard">Now I need to make it so that the red cube makes the score decrease by 100.</text:p>
      <text:p text:style-name="Standard"/>
      <text:p text:style-name="Standard">I did it by making another score method and changing the name and the + to – and thus it worked fine.</text:p>
      <text:p text:style-name="Standard"/>
      <text:p text:style-name="Standard"/>
      <text:p text:style-name="Standard">So maybe make a score display game object to house the script. The text elements will be dragged into the public text boxes on the score display script.</text:p>
      <text:p text:style-name="Standard"/>
      <text:p text:style-name="Standard">That way it can tell the right info from the score keeper that would dragged in also to the right text elements.</text:p>
      <text:p text:style-name="Standard"/>
      <text:p text:style-name="Standard">The score display should be in both the level 1 and the level 1 score screen.</text:p>
      <text:p text:style-name="Standard"/>
      <text:p text:style-name="Standard">Need score in score keeper set to a method called current score. Then current score can be called by the score display.</text:p>
      <text:p text:style-name="Standard"/>
      <text:p text:style-name="Standard"/>
      <text:p text:style-name="Standard">I disabled the score display and decided that I was trying to run before I could walk.</text:p>
      <text:p text:style-name="Standard"/>
      <text:p text:style-name="Standard">I will get the score displaying through the score keeper first and then during polish I can attempt to refactor that code into the score display script.</text:p>
      <text:p text:style-name="Standard"/>
      <text:p text:style-name="Standard">I've discovered that current score in score keeper does keep the score but it doesn't get stored/saved when brought over to the score screen.</text:p>
      <text:p text:style-name="Standard"/>
      <text:p text:style-name="Standard">The level score/current score now does save and get shown on the score screen.</text:p>
      <text:p text:style-name="Standard"/>
      <text:p text:style-name="Standard">I now need to make it so that when you go to the main menu or a new level the score is set to 0.</text:p>
      <text:p text:style-name="Standard">Either something within score keeper that does it or a new script and game object that does it by being placed in those scenes (main menu, level 1, level 2 and so on).</text:p>
      <text:p text:style-name="Standard"><text:soft-page-break/></text:p>
      <text:p text:style-name="Standard">I currently have another object reference not set to an instance of an object.</text:p>
      <text:p text:style-name="Standard">The object reference error is caused by the scorekeeper thinking it needs the score UI dragged into it's public box in the main menu. This is not needed.</text:p>
      <text:p text:style-name="Standard">For now I'll leave a comment and try making things work with it disabled in the main menu.</text:p>
      <text:p text:style-name="Standard"/>
      <text:p text:style-name="Standard">I disabled both the reset score game object and the score keeper game object in the main menu and everything worked fine without them.</text:p>
      <text:p text:style-name="Standard"/>
      <text:p text:style-name="Standard">Now I need to find out why the score is persisting without clicking the save score button.</text:p>
      <text:p text:style-name="Standard"/>
      <text:p text:style-name="Standard">I will make a level 2 to test if it is reset correctly to 0. If so then I will remove the save score button as it will no longer be needed.</text:p>
      <text:p text:style-name="Standard"/>
      <text:p text:style-name="Standard">It functions correctly with a level 2 so I will now remove the save score button from level 1 and 2.</text:p>
      <text:p text:style-name="Standard"/>
      <text:p text:style-name="Standard"/>
      <text:p text:style-name="Standard">I have set the main camera to a z position of -500 so that I can see the shapes in position.</text:p>
      <text:p text:style-name="Standard"/>
      <text:p text:style-name="Standard">Next I want to make it so that the camera moves to z position 0. That is where the end level trigger box collider will be.</text:p>
      <text:p text:style-name="Standard"/>
      <text:p text:style-name="Standard">That will cause a UI button to appear/on enable that you click in order to be sent to the score screen.</text:p>
      <text:p text:style-name="Standard"/>
      <text:p text:style-name="Standard">Also the camera should stop moving at a dead stop once the box collider triggers.</text:p>
      <text:p text:style-name="Standard"/>
      <text:p text:style-name="Standard"/>
      <text:p text:style-name="Standard">Vector 3.forward is 0, 0, 1. It is using the z axis.</text:p>
      <text:p text:style-name="Standard"/>
      <text:p text:style-name="Standard">I made the camera move forward so now I need to add an end goal.</text:p>
      <text:p text:style-name="Standard"/>
      <text:p text:style-name="Standard">I need to find the right code to set the UI button to active.</text:p>
      <text:p text:style-name="Standard"/>
      <text:p text:style-name="Standard">Bellow are some links that I was using to the button setting active.</text:p>
      <text:p text:style-name="Standard"/>
      <text:p text:style-name="Standard"><text:a xlink:type="simple" xlink:href="https://answers.unity.com/questions/1041288/setactive-true-not-working-on-ui-object.html" text:style-name="Internet_20_link" text:visited-style-name="Visited_20_Internet_20_Link">https://answers.unity.com/questions/1041288/setactive-true-not-working-on-ui-object.html</text:a></text:p>
      <text:p text:style-name="Standard"/>
      <text:p text:style-name="Standard"><text:a xlink:type="simple" xlink:href="https://answers.unity.com/questions/846959/deactivating-ui-panels-using-setactivebool.html" text:style-name="Internet_20_link" text:visited-style-name="Visited_20_Internet_20_Link">https://answers.unity.com/questions/846959/deactivating-ui-panels-using-setactivebool.html</text:a></text:p>
      <text:p text:style-name="Standard"/>
      <text:p text:style-name="Standard"><text:a xlink:type="simple" xlink:href="https://docs.unity3d.com/ScriptReference/GameObject.SetActive.html" text:style-name="Internet_20_link" text:visited-style-name="Visited_20_Internet_20_Link">https://docs.unity3d.com/ScriptReference/GameObject.SetActive.html</text:a></text:p>
      <text:p text:style-name="Standard"/>
      <text:p text:style-name="Standard"><text:a xlink:type="simple" xlink:href="https://docs.unity3d.com/ScriptReference/MonoBehaviour.OnEnable.html" text:style-name="Internet_20_link" text:visited-style-name="Visited_20_Internet_20_Link">https://docs.unity3d.com/ScriptReference/MonoBehaviour.OnEnable.html</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14T18:51:58.16</dc:date>
    <dc:creator>Charlie Gracie</dc:creator>
    <meta:editing-duration>P1DT3H9M20S</meta:editing-duration>
    <meta:editing-cycles>74</meta:editing-cycles>
    <meta:generator>OpenOffice/4.1.3$Win32 OpenOffice.org_project/413m1$Build-9783</meta:generator>
    <meta:document-statistic meta:table-count="0" meta:image-count="0" meta:object-count="0" meta:page-count="3" meta:paragraph-count="56" meta:word-count="1245" meta:character-count="6607"/>
  </office:meta>
</office:document-meta>
</file>